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Roman" svg:font-family="Times-Roman" style:font-family-generic="roman"/>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
      <style:paragraph-properties style:text-autospace="none"/>
    </style:style>
    <style:style style:name="P2" style:family="paragraph" style:parent-style-name="Standard" style:list-style-name="">
      <style:paragraph-properties fo:margin-top="0in" fo:margin-bottom="0.2917in" style:text-autospace="none"/>
    </style:style>
    <style:style style:name="P3" style:family="paragraph" style:parent-style-name="Standard" style:list-style-name="">
      <style:paragraph-properties fo:margin-top="0in" fo:margin-bottom="0.222in" style:text-autospace="none"/>
    </style:style>
    <style:style style:name="P4" style:family="paragraph" style:parent-style-name="Standard" style:list-style-name="">
      <style:paragraph-properties fo:margin-top="0in" fo:margin-bottom="0.222in" style:text-autospace="none"/>
      <style:text-properties style:use-window-font-color="true" style:font-name="Times-Roman" fo:font-size="16pt" fo:font-style="normal" fo:font-weight="normal" style:font-name-asian="Times-Roman" style:font-size-asian="16pt" style:font-style-asian="normal" style:font-weight-asian="normal" style:font-name-complex="Times-Roman" style:font-size-complex="16pt" style:font-style-complex="normal" style:font-weight-complex="normal"/>
    </style:style>
    <style:style style:name="P5" style:family="paragraph" style:parent-style-name="Standard" style:list-style-name="">
      <style:paragraph-properties fo:margin-top="0in" fo:margin-bottom="0.222in" style:text-autospace="none"/>
      <style:text-properties style:use-window-font-color="true" style:font-name="Times-Roman" fo:font-size="16pt" fo:font-style="normal" style:text-underline-style="none" fo:font-weight="normal" style:font-name-asian="Times-Roman" style:font-size-asian="16pt" style:font-style-asian="normal" style:font-weight-asian="normal" style:font-name-complex="Times-Roman" style:font-size-complex="16pt" style:font-style-complex="normal" style:font-weight-complex="normal"/>
    </style:style>
    <style:style style:name="P6" style:family="paragraph" style:parent-style-name="Standard" style:list-style-name="">
      <style:paragraph-properties fo:margin-top="0in" fo:margin-bottom="0.222in" style:text-autospace="none"/>
      <style:text-properties style:use-window-font-color="true" style:font-name="Courier" fo:font-size="16pt" fo:font-style="normal" style:text-underline-style="none" fo:font-weight="normal" style:font-name-asian="Courier" style:font-size-asian="16pt" style:font-style-asian="normal" style:font-weight-asian="normal" style:font-name-complex="Courier" style:font-size-complex="16pt" style:font-style-complex="normal" style:font-weight-complex="normal"/>
    </style:style>
    <style:style style:name="P7" style:family="paragraph" style:parent-style-name="Standard" style:list-style-name="">
      <style:paragraph-properties fo:margin-top="0in" fo:margin-bottom="0.111in" style:text-autospace="none"/>
      <style:text-properties style:use-window-font-color="true" style:font-name="Times-Roman" fo:font-size="16pt" fo:font-style="normal" fo:font-weight="normal" style:font-name-asian="Times-Roman" style:font-size-asian="16pt" style:font-style-asian="normal" style:font-weight-asian="normal" style:font-name-complex="Times-Roman" style:font-size-complex="16pt" style:font-style-complex="normal" style:font-weight-complex="normal"/>
    </style:style>
    <style:style style:name="P8" style:family="paragraph" style:parent-style-name="Standard" style:list-style-name="">
      <style:paragraph-properties fo:margin-top="0in" fo:margin-bottom="0.25in" style:text-autospace="none"/>
      <style:text-properties style:use-window-font-color="true" style:font-name="Times-Roman" fo:font-size="19pt" fo:font-style="normal" fo:font-weight="bold" style:font-name-asian="Times-Roman" style:font-size-asian="19pt" style:font-style-asian="normal" style:font-weight-asian="bold" style:font-name-complex="Times-Roman" style:font-size-complex="19pt" style:font-style-complex="normal" style:font-weight-complex="bold"/>
    </style:style>
    <style:style style:name="P9" style:family="paragraph" style:parent-style-name="Standard" style:list-style-name="">
      <style:paragraph-properties fo:margin-top="0in" fo:margin-bottom="0.25in" style:text-autospace="none"/>
      <style:text-properties style:use-window-font-color="true" style:font-name="Times-Roman" fo:font-size="19pt" fo:font-style="normal" style:text-underline-style="none" fo:font-weight="bold" style:font-name-asian="Times-Roman" style:font-size-asian="19pt" style:font-style-asian="normal" style:font-weight-asian="bold" style:font-name-complex="Times-Roman" style:font-size-complex="19pt" style:font-style-complex="normal" style:font-weight-complex="bold"/>
    </style:style>
    <style:style style:name="P10" style:family="paragraph" style:parent-style-name="Standard" style:list-style-name="">
      <style:paragraph-properties fo:margin-left="0.5555in" fo:margin-right="0in" fo:margin-top="0in" fo:margin-bottom="0.222in" fo:text-indent="0in" style:auto-text-indent="false" style:text-autospace="none"/>
    </style:style>
    <style:style style:name="P11" style:family="paragraph" style:parent-style-name="Standard">
      <style:paragraph-properties fo:margin-left="0.5in" fo:margin-right="0in" fo:text-indent="-0.5in" style:auto-text-indent="false" style:text-autospace="none">
        <style:tab-stops>
          <style:tab-stop style:position="-0.3472in"/>
          <style:tab-stop style:position="0in"/>
        </style:tab-stops>
      </style:paragraph-properties>
    </style:style>
    <style:style style:name="P12" style:family="paragraph" style:parent-style-name="Standard" style:list-style-name="">
      <style:paragraph-properties fo:margin-left="0.5in" fo:margin-right="0in" fo:text-indent="-0.5in" style:auto-text-indent="false" style:text-autospace="none">
        <style:tab-stops>
          <style:tab-stop style:position="-0.3472in"/>
          <style:tab-stop style:position="0in"/>
        </style:tab-stops>
      </style:paragraph-properties>
    </style:style>
    <style:style style:name="P13" style:family="paragraph" style:parent-style-name="Standard">
      <style:paragraph-properties fo:margin-left="0.5in" fo:margin-right="0in" fo:text-indent="-0.5in" style:auto-text-indent="false" style:text-autospace="none">
        <style:tab-stops>
          <style:tab-stop style:position="-0.3472in"/>
          <style:tab-stop style:position="0in"/>
        </style:tab-stops>
      </style:paragraph-properties>
      <style:text-properties style:use-window-font-color="true" style:font-name="Times-Roman" fo:font-size="16pt" fo:font-style="normal" style:text-underline-style="none" fo:font-weight="normal" style:font-name-asian="Times-Roman" style:font-size-asian="16pt" style:font-style-asian="normal" style:font-weight-asian="normal" style:font-name-complex="Times-Roman" style:font-size-complex="16pt" style:font-style-complex="normal" style:font-weight-complex="normal"/>
    </style:style>
    <style:style style:name="P14" style:family="paragraph" style:parent-style-name="Standard">
      <style:paragraph-properties fo:margin-left="0.5in" fo:margin-right="0in" fo:margin-top="0in" fo:margin-bottom="0.222in" fo:text-indent="-0.5in" style:auto-text-indent="false" style:text-autospace="none">
        <style:tab-stops>
          <style:tab-stop style:position="-0.3472in"/>
          <style:tab-stop style:position="0in"/>
        </style:tab-stops>
      </style:paragraph-properties>
    </style:style>
    <style:style style:name="P15" style:family="paragraph" style:parent-style-name="Standard" style:list-style-name="">
      <style:paragraph-properties fo:margin-left="0.5in" fo:margin-right="0in" fo:margin-top="0in" fo:margin-bottom="0.222in" fo:text-indent="-0.5in" style:auto-text-indent="false" style:text-autospace="none">
        <style:tab-stops>
          <style:tab-stop style:position="-0.3472in"/>
          <style:tab-stop style:position="0in"/>
        </style:tab-stops>
      </style:paragraph-properties>
    </style:style>
    <style:style style:name="P16" style:family="paragraph" style:parent-style-name="Standard">
      <style:paragraph-properties fo:margin-left="0.5in" fo:margin-right="0in" fo:margin-top="0in" fo:margin-bottom="0.222in" fo:text-indent="-0.5in" style:auto-text-indent="false" style:text-autospace="none">
        <style:tab-stops>
          <style:tab-stop style:position="-0.3472in"/>
          <style:tab-stop style:position="0in"/>
        </style:tab-stops>
      </style:paragraph-properties>
      <style:text-properties style:use-window-font-color="true" style:font-name="Times-Roman" fo:font-size="16pt" fo:font-style="normal" style:text-underline-style="none" fo:font-weight="normal" style:font-name-asian="Times-Roman" style:font-size-asian="16pt" style:font-style-asian="normal" style:font-weight-asian="normal" style:font-name-complex="Times-Roman" style:font-size-complex="16pt" style:font-style-complex="normal" style:font-weight-complex="normal"/>
    </style:style>
    <style:style style:name="T1" style:family="text">
      <style:text-properties fo:color="#0025e5" style:font-name="Times-Roman" fo:font-size="32pt" style:text-underline-style="solid" style:text-underline-width="auto" style:text-underline-color="#0025e5" fo:font-weight="bold" style:font-name-asian="Times-Roman" style:font-size-asian="32pt" style:font-weight-asian="bold" style:font-name-complex="Times-Roman" style:font-size-complex="32pt" style:font-weight-complex="bold"/>
    </style:style>
    <style:style style:name="T2" style:family="text">
      <style:text-properties fo:color="#0025e5" style:font-name="Times-Roman" fo:font-size="24pt" fo:font-style="normal" fo:font-weight="normal" style:font-name-asian="Times-Roman" style:font-size-asian="24pt" style:font-style-asian="normal" style:font-weight-asian="normal" style:font-name-complex="Times-Roman" style:font-size-complex="24pt" style:font-style-complex="normal" style:font-weight-complex="normal"/>
    </style:style>
    <style:style style:name="T3" style:family="text">
      <style:text-properties fo:color="#0025e5" style:font-name="Times-Roman" fo:font-size="16pt" fo:font-style="normal" fo:font-weight="normal" style:font-name-asian="Times-Roman" style:font-size-asian="16pt" style:font-style-asian="normal" style:font-weight-asian="normal" style:font-name-complex="Times-Roman" style:font-size-complex="16pt" style:font-style-complex="normal" style:font-weight-complex="normal"/>
    </style:style>
    <style:style style:name="T4" style:family="text">
      <style:text-properties fo:color="#0025e5" style:font-name="Times-Roman" fo:font-size="16pt" fo:font-style="normal" style:text-underline-style="solid" style:text-underline-width="auto" style:text-underline-color="#0025e5" fo:font-weight="normal" style:font-name-asian="Times-Roman" style:font-size-asian="16pt" style:font-style-asian="normal" style:font-weight-asian="normal" style:font-name-complex="Times-Roman" style:font-size-complex="16pt" style:font-style-complex="normal" style:font-weight-complex="normal"/>
    </style:style>
    <style:style style:name="T5" style:family="text">
      <style:text-properties fo:color="#0025e5" style:font-name="Times-Roman" fo:font-size="16pt" fo:font-style="normal" style:text-underline-style="none" fo:font-weight="normal" style:font-name-asian="Times-Roman" style:font-size-asian="16pt" style:font-style-asian="normal" style:font-weight-asian="normal" style:font-name-complex="Times-Roman" style:font-size-complex="16pt" style:font-style-complex="normal" style:font-weight-complex="normal"/>
    </style:style>
    <style:style style:name="T6" style:family="text">
      <style:text-properties fo:color="#0025e5" style:font-name="Times-Roman" fo:font-size="13pt" fo:font-style="normal" style:text-underline-style="solid" style:text-underline-width="auto" style:text-underline-color="font-color" fo:font-weight="normal" style:font-name-asian="Times-Roman" style:font-size-asian="13pt" style:font-style-asian="normal" style:font-weight-asian="normal" style:font-name-complex="Times-Roman" style:font-size-complex="13pt" style:font-style-complex="normal" style:font-weight-complex="normal"/>
    </style:style>
    <style:style style:name="T7" style:family="text">
      <style:text-properties style:font-name="Times-Roman" fo:font-size="32pt" fo:font-weight="bold" style:font-name-asian="Times-Roman" style:font-size-asian="32pt" style:font-weight-asian="bold" style:font-name-complex="Times-Roman" style:font-size-complex="32pt" style:font-weight-complex="bold"/>
    </style:style>
    <style:style style:name="T8" style:family="text">
      <style:text-properties style:use-window-font-color="true" style:font-name="Times-Roman" fo:font-size="16pt" fo:font-weight="normal" style:font-name-asian="Times-Roman" style:font-size-asian="16pt" style:font-weight-asian="normal" style:font-name-complex="Times-Roman" style:font-size-complex="16pt" style:font-weight-complex="normal"/>
    </style:style>
    <style:style style:name="T9" style:family="text">
      <style:text-properties style:use-window-font-color="true" style:font-name="Times-Roman" fo:font-size="16pt" fo:font-style="italic" fo:font-weight="normal" style:font-name-asian="Times-Roman" style:font-size-asian="16pt" style:font-style-asian="italic" style:font-weight-asian="normal" style:font-name-complex="Times-Roman" style:font-size-complex="16pt" style:font-style-complex="italic" style:font-weight-complex="normal"/>
    </style:style>
    <style:style style:name="T10" style:family="text">
      <style:text-properties style:use-window-font-color="true" style:font-name="Times-Roman" fo:font-size="16pt" fo:font-style="italic" style:text-underline-style="none" fo:font-weight="normal" style:font-name-asian="Times-Roman" style:font-size-asian="16pt" style:font-style-asian="italic" style:font-weight-asian="normal" style:font-name-complex="Times-Roman" style:font-size-complex="16pt" style:font-style-complex="italic" style:font-weight-complex="normal"/>
    </style:style>
    <style:style style:name="T11" style:family="text">
      <style:text-properties style:use-window-font-color="true" style:font-name="Times-Roman" fo:font-size="16pt" fo:font-style="normal" fo:font-weight="normal" style:font-name-asian="Times-Roman" style:font-size-asian="16pt" style:font-style-asian="normal" style:font-weight-asian="normal" style:font-name-complex="Times-Roman" style:font-size-complex="16pt" style:font-style-complex="normal" style:font-weight-complex="normal"/>
    </style:style>
    <style:style style:name="T12" style:family="text">
      <style:text-properties style:use-window-font-color="true" style:font-name="Times-Roman" fo:font-size="16pt" fo:font-style="normal" fo:font-weight="bold" style:font-name-asian="Times-Roman" style:font-size-asian="16pt" style:font-style-asian="normal" style:font-weight-asian="bold" style:font-name-complex="Times-Roman" style:font-size-complex="16pt" style:font-style-complex="normal" style:font-weight-complex="bold"/>
    </style:style>
    <style:style style:name="T13" style:family="text">
      <style:text-properties style:use-window-font-color="true" style:font-name="Times-Roman" fo:font-size="16pt" fo:font-style="normal" style:text-underline-style="solid" style:text-underline-width="auto" style:text-underline-color="font-color" fo:font-weight="normal" style:font-name-asian="Times-Roman" style:font-size-asian="16pt" style:font-style-asian="normal" style:font-weight-asian="normal" style:font-name-complex="Times-Roman" style:font-size-complex="16pt" style:font-style-complex="normal" style:font-weight-complex="normal"/>
    </style:style>
    <style:style style:name="T14" style:family="text">
      <style:text-properties style:use-window-font-color="true" style:font-name="Times-Roman" fo:font-size="16pt" fo:font-style="normal" style:text-underline-style="none" fo:font-weight="normal" style:font-name-asian="Times-Roman" style:font-size-asian="16pt" style:font-style-asian="normal" style:font-weight-asian="normal" style:font-name-complex="Times-Roman" style:font-size-complex="16pt" style:font-style-complex="normal" style:font-weight-complex="normal"/>
    </style:style>
    <style:style style:name="T15" style:family="text">
      <style:text-properties style:use-window-font-color="true" style:font-name="Times-Roman" fo:font-size="13pt" fo:font-style="normal" fo:font-weight="normal" style:font-name-asian="Times-Roman" style:font-size-asian="13pt" style:font-style-asian="normal" style:font-weight-asian="normal" style:font-name-complex="Times-Roman" style:font-size-complex="13pt" style:font-style-complex="normal" style:font-weight-complex="normal"/>
    </style:style>
    <style:style style:name="T16" style:family="text">
      <style:text-properties style:use-window-font-color="true" style:font-name="Courier" fo:font-size="13pt" fo:font-style="normal" fo:font-weight="normal" style:font-name-asian="Courier" style:font-size-asian="13pt" style:font-style-asian="normal" style:font-weight-asian="normal" style:font-name-complex="Courier" style:font-size-complex="13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a xlink:type="simple" xlink:href="http://www.ccs.neu.edu/home/jaa/IS4200.12S/index.html"><text:span text:style-name="T1">IS4200/CS6200 12S</text:span></text:a><text:span text:style-name="T7"> </text:span><text:a xlink:type="simple" xlink:href="http://www.ccs.neu.edu/home/jaa/IS4200.12S/projects/index.html"><text:span text:style-name="T1">Project</text:span></text:a><text:span text:style-name="T7"> 01</text:span></text:p>
      <text:p text:style-name="P1"><text:span text:style-name="T8">Created: </text:span><text:span text:style-name="T9">Wed 25 Jan 2012</text:span><text:span text:style-name="T11"> </text:span></text:p>
      <text:p text:style-name="P1"><text:span text:style-name="T11">Last modified:  </text:span><text:span text:style-name="T9">01/25/2012 21:16:44</text:span></text:p>
      <text:p text:style-name="P3"><text:span text:style-name="T12">Assigned:</text:span><text:span text:style-name="T11"> Wed 25 Jan 2012 </text:span><text:span text:style-name="T12">Due:</text:span><text:span text:style-name="T11"> Fri 10 Feb 2012</text:span></text:p>
      <text:p text:style-name="P3"><text:a xlink:type="simple" xlink:href="http://www.ccs.neu.edu/home/jaa/IS4200.12S/projects/Project1.QA.html"><text:span text:style-name="T2">Project 1 Q&amp;A</text:span></text:a></text:p>
      <text:p text:style-name="P3"><text:a xlink:type="simple" xlink:href="http://www.ccs.neu.edu/home/jaa/IS4200.12S/projects/lemur_details.html"><text:span text:style-name="T2">Lemur details</text:span></text:a></text:p>
      <text:p text:style-name="P3"><text:a xlink:type="simple" xlink:href="http://www.ccs.neu.edu/home/jaa/IS4200.12S/projects/sample_output/q57_d3_laplace.out"><text:span text:style-name="T2">Sample:q57_d3_laplace</text:span></text:a></text:p>
      <text:p text:style-name="P3"><text:a xlink:type="simple" xlink:href="http://www.ccs.neu.edu/home/jaa/IS4200.12S/projects/sample_output/sample.txt"><text:span text:style-name="T2">Sample AP numbers</text:span></text:a></text:p>
      <text:p text:style-name="P7"/>
      <text:p text:style-name="P4">This project requires that you use a server to build variations on a simple search engine. For each variation you will run and evaluate a number of queries.</text:p>
      <text:p text:style-name="P8">Building an IR system</text:p>
      <text:p text:style-name="P4">This project requires that you construct a search engine that can run queries on a corpus and return a ranked list of documents. Rather than having you build a system from the ground up, we are providing a Web interface to an existing search engine index. That interface provides you with access to corpus statistics, document information, inverted lists, and so on. You will access it via the web, so you can implement your project in any language that provides you with Web access, and you can run it on any computer that has access to the Web. Computers in the CCIS department will work, but you are more than welcome to use your own computer.  One of the nice things about the CGI interface is that you can get an idea of what it does using any browser. For example, the following CGI command:</text:p>
      <text:p text:style-name="P10"><text:a xlink:type="simple" xlink:href="http://fiji4.ccs.neu.edu/~zerg/lemurcgi/lemur.cgi?v=encryption"><text:span text:style-name="T3">http://fiji4.ccs.neu.edu/~zerg/lemurcgi/lemur.cgi?v=encryption</text:span></text:a></text:p>
      <text:p text:style-name="P4"><text:soft-page-break/>will provide you a list of the documents that contain the word "encryption". Go ahead and click on the link to see the output (in a separate window). It lists the number of times the term occurs in the collection (ctf), the total number of documents that contain it (df) and then, for each of the documents containing the term, it lists the documents id, its length (in terms), and the number of times the term occurs in that document.  The format is easy for a human to read and should be easy for you to parse with a program. However, to make it even simpler, the interface provides a "program" version of its interface that strips out all of the easy-to-read stuff and gives you a list of numbers that you have to decipher on your own (mostly it strips the column headings). Here is a variation of the link above that does that. Click on it to see the difference.</text:p>
      <text:p text:style-name="P10"><text:a xlink:type="simple" xlink:href="http://fiji4.ccs.neu.edu/~zerg/lemurcgi/lemur.cgi?g=p&amp;v=encryption"><text:span text:style-name="T3">http://fiji4.ccs.neu.edu/~zerg/lemurcgi/lemur.cgi?g=p&amp;v=encryption</text:span></text:a></text:p>
      <text:p text:style-name="P4">From class, it should be pretty straightforward to imagine how to create a system that reads in a query, gets the inverted lists for all words in the query, and then comes up with a ranked list. You may need other information, and the interface makes everything accessible (we hope). Hema's wiki page contains a rundown of some of the commands, and there is a help command, too:</text:p>
      <text:p text:style-name="P10"><text:a xlink:type="simple" xlink:href="http://fiji4.ccs.neu.edu/~zerg/lemurcgi/lemur.cgi?h="><text:span text:style-name="T3">http://fiji4.ccs.neu.edu/~zerg/lemurcgi/lemur.cgi?h=</text:span></text:a></text:p>
      <text:p text:style-name="P4">Play around with the engine to ensure it makes sense.  Three very important tips:</text:p>
      <text:p text:style-name="P4">First, fiji4.ccs.neu.edu is not accessible via name from all CCIS internal networks; you may need to use the (local) IP address 10.0.0.176 instead. From outside CCIS, the fiji4.ccs.neu.edu name should always work.  Second, in order to get efficient processing out of this server, you should string as many commands together as you can. For example, if you want to get term stemming, stopping, and statistics information for three terms, ask for them all at once as in:</text:p>
      <text:p text:style-name="P3"><text:a xlink:type="simple" xlink:href="http://fiji4.ccs.neu.edu/~zerg/lemurcgi/lemur.cgi?c=encryption&amp;c=star&amp;c=retrieval"><text:span text:style-name="T3">http://fiji4.ccs.neu.edu/~zerg/lemurcgi/lemur.cgi?c=encryption&amp;c=star&amp;c=retrieval</text:span></text:a></text:p>
      <text:p text:style-name="P3"><text:soft-page-break/><text:span text:style-name="T11">(If you use the </text:span><text:a xlink:type="simple" xlink:href="http://fiji4.ccs.neu.edu/~zerg/lemurcgi/lemur.cgi?g=p&amp;c=encryption&amp;c=star&amp;c=retrieval"><text:span text:style-name="T3">program mode version of the same command</text:span></text:a><text:span text:style-name="T11">, the Lemur images are dropped.) This is because there is some overhead getting the process started, and putting commands together amortizes that over several requests. It </text:span><text:span text:style-name="T9">works</text:span><text:span text:style-name="T11"> to do them separately, but it might take longer.  And third, some things will be inefficient this way, no matter what. You may find it useful to use the </text:span><text:a xlink:type="simple" xlink:href="http://www.ccs.neu.edu/home/jaa/IS4200.12S/projects/stem-classes.lst"><text:span text:style-name="T3">file listing stem classes</text:span></text:a><text:span text:style-name="T11"> and the </text:span><text:a xlink:type="simple" xlink:href="http://www.ccs.neu.edu/home/jaa/IS4200.12S/projects/doclist.txt"><text:span text:style-name="T4">file that maps between internal and external docids</text:span></text:a><text:span text:style-name="T11"> rather than using calls to the server.</text:span></text:p>
      <text:p text:style-name="P8">The databases</text:p>
      <text:p text:style-name="P3"><text:span text:style-name="T11">We have set up a database for you to use for this assignment. They are taken from the AP89 subset of the TREC corpora and consist of 84,678 news stories from the Associated Press in 1989 (here is </text:span><text:a xlink:type="simple" xlink:href="http://trec.nist.gov/data/docs_eng.html"><text:span text:style-name="T3">more information about the corpora</text:span></text:a><text:span text:style-name="T11"> if you're curious). In fact, we've set up four versions of the database: all four combinations of using or not using each of stemming and stopping. The collections contain the same documents, but the inverted lists will obviously be different. The "d=?" command will provide you with useful information about the databases.  The stop list that we used (for the two versions with stopping) is the Inquery stop list and includes 418 words. You can download a </text:span><text:a xlink:type="simple" xlink:href="http://www.ccs.neu.edu/home/jaa/IS4200.12S/projects/stoplist.txt"><text:span text:style-name="T3">list of those words</text:span></text:a><text:span text:style-name="T11"> here, since you will probably find it useful for your own query processing. Note that the "c=term" command (and "t=term") also shows the stopword status of a term (though be careful that you only pay attention ot the stopword status of a word on a database that uses stopping).  When stemming was applied, we used the KStem stemming algorithm. If you are running on an unstemmed collection, use the "c=term" command to get term statistics about the term. It will return stemming information, but you should ignore it. If you are running on a stemmed collection, the "t=term" command is also useful. Both "c=" and "t=" tell you the stemming and stopping status of the word; however, the former gives you term statistics for the </text:span><text:span text:style-name="T9">original</text:span><text:span text:style-name="T11"> word rather than the stem and the latter gives you term statistics for the </text:span><text:span text:style-name="T9">stem</text:span><text:span text:style-name="T11"> rather than the original word. Having both commands available can be useful because of the way Lemur does stemming: it does not stem capitalized words that are not at the start of a sentence. As a result, stemmed collections will have </text:span><text:span text:style-name="T9">american</text:span><text:span text:style-name="T11"> converted to </text:span><text:span text:style-name="T9">america</text:span><text:span text:style-name="T11"> but </text:span><text:span text:style-name="T9">American</text:span><text:span text:style-name="T11"> will not be changed. Whether this behavior is "correct" or not is a matter of opinion; </text:span><text:soft-page-break/><text:span text:style-name="T11">you just have to cope with it. (By and large you will be safe assuming that stemming always happens.) Here is a </text:span><text:a xlink:type="simple" xlink:href="http://www.ccs.neu.edu/home/jaa/IS4200.12S/projects/stem-classes.lst"><text:span text:style-name="T3">file that lists all stem classes appearing in this database</text:span></text:a><text:span text:style-name="T11"> (the format is "root | variant1 variant2 ..."). It actually includes more words than are in AP89, but everything in AP89 definitely appears.</text:span></text:p>
      <text:p text:style-name="P8">The systems you build</text:p>
      <text:p text:style-name="P3"><text:span text:style-name="T11">Here is a set of </text:span><text:a xlink:type="simple" xlink:href="http://www.ccs.neu.edu/home/jaa/IS4200.12S/projects/desc.51-100.short"><text:span text:style-name="T3">25 queries taken</text:span></text:a><text:span text:style-name="T11"> from TREC in the format "querynum. query". These queries have been judged by NIST against AP89 (using the pooling method). To help you with your analysis below, the queries are sorted in order of the number of relevant documents in the collection: the first query has 393 relevant documents and the last has only one (the </text:span><text:a xlink:type="simple" xlink:href="http://www.ccs.neu.edu/home/jaa/IS4200.12S/projects/dist"><text:span text:style-name="T3">complete distribution</text:span></text:a><text:span text:style-name="T11"> is also available). Your assignment is to run those queries against the provided collection, return ranked lists in a particular format, and then submit the ranked lists for evaluation.  Implement the following variations of a retrieval system:</text:span></text:p>
      <text:p text:style-name="P11"><text:span text:style-name="T11">Vector space model, terms weighted by Okapi tf only (also referred to as "Robertson's" tf; see note), inner product similarity between vectors. Note that you currently do not have sufficient information to calculate the document length vector easily, so pure cosine similarity isn't used.  </text:span><text:span text:style-name="T15">For Robertson's tf (also referred to as "Okapi tf") on documents use </text:span><text:span text:style-name="T16">OKTF=tf/(tf + 0.5 + 1.5*doclen/avgdoclen)</text:span><text:span text:style-name="T15">. On queries, Okapi tf can be computed in the same way, but use length of the query instead of </text:span><text:span text:style-name="T16">doclen.</text:span></text:p>
      <text:p text:style-name="P12"><text:span text:style-name="T11">Vector space model, terms weighted by Okapi tf (see note) times an IDF value, inner product similarity between vectors. The database information command provides collection-wide statistics that you need.  </text:span><text:span text:style-name="T15">You will have to use for the weights </text:span><text:span text:style-name="T16">OKTF x IDF</text:span><text:span text:style-name="T15"> where </text:span><text:span text:style-name="T16">OKTF</text:span><text:span text:style-name="T15"> is as shown above.</text:span></text:p>
      <text:p text:style-name="P12"><text:span text:style-name="T11">Language modeling, maximum likelihood estimates with Laplace smoothing only, query likelihood. The database information command provides collection-wide statistics that you need.  </text:span><text:span text:style-name="T15">If you use multinomial model, for every document, only the probabilities associated with terms in the query must be estimated because the others are missing from the query-likelihood formula (consult </text:span><text:a xlink:type="simple" xlink:href="http://ciir.cs.umass.edu/cmpsci646/Slides/ir03%20retrievalmodels.pdf"><text:span text:style-name="T6">slides</text:span></text:a><text:span text:style-name="T15"> on pages 13-19).</text:span><text:span text:style-name="T11"> </text:span><text:span text:style-name="T15">For model estimation use maximum-likelihood and Laplace smoothing. Use formula (for term i)</text:span><text:span text:style-name="T11"> </text:span></text:p>
      <text:p text:style-name="P12"><text:span text:style-name="T11">  </text:span><text:span text:style-name="T15">where m=freq count (tf) , n=number of terms in document (doc length) , k=number of unique </text:span><text:soft-page-break/><text:span text:style-name="T15">terms in corpus.</text:span><text:span text:style-name="T11"> </text:span></text:p>
      <text:p text:style-name="P14"><text:span text:style-name="T11">Language modeling, Jelinek-Mercer smoothing using the corpus, 0.8 of the weight attached to the background probability, query likelihood. The database information command provides collection-wide statistics that you need.  </text:span><text:span text:style-name="T15">The formula for Jelinek-Mercer smoothing is</text:span><text:span text:style-name="T11"> </text:span></text:p>
      <text:p text:style-name="P15"><text:span text:style-name="T11">  </text:span><text:span text:style-name="T15">where P is the estimated probability from document (max likelihood = m_i/n) and Q is the estimated probability from corpus (for simplicity, you may use background probability = cf / total number of terms in the corpus).</text:span></text:p>
      <text:p text:style-name="P15"><text:span text:style-name="T11">BM25, as described in the </text:span><text:a xlink:type="simple" xlink:href="http://dg3rtljvitrle.cloudfront.net/slides/chap7.pdf"><text:span text:style-name="T4">CMS IR model slides</text:span></text:a><text:span text:style-name="T11"> and in class. </text:span><text:span text:style-name="T15">As a starting point, you may use the parameter settings suggested in the BM25 example given in those slides </text:span></text:p>
      <text:p text:style-name="P4">Note that Okapi tf is often referred to as "Robertson's" tf, and if you look up the "true" Okapi function, you find two things: (1) there are several definitions of the "true" Okapi tf function and (2) it has a few parameters that you need to set. Depending on the form, if you set k1=1 and b=1.5, or possibly set c=1, k1=2, and b=0.75, you'll end up getting this simplified and fairly common version: tf / (tf + 0.5 + 1.5*doclen/avgdoclen).   Run all 25 queries and return the top 1,000 ranked documents for every query, placing all this data in one single file. (If, for a given query, there are fewer than 1,000 documents that contain the query terms, you may return fewer than 1,000 documents.) Thus, your output file will have at most 25*1,000 = 25,000 lines in it. The lines in the file must have the following format:</text:p>
      <text:p text:style-name="P10"><text:span text:style-name="T9">query-number</text:span><text:span text:style-name="T11"> Q0 </text:span><text:span text:style-name="T9">document-id</text:span><text:span text:style-name="T11"> </text:span><text:span text:style-name="T9">rank</text:span><text:span text:style-name="T11"> </text:span><text:span text:style-name="T9">score</text:span><text:span text:style-name="T11"> Exp</text:span></text:p>
      <text:p text:style-name="P3"><text:span text:style-name="T11">where </text:span><text:span text:style-name="T9">query-number</text:span><text:span text:style-name="T11"> is the number of the query (the number between 51 to 100, for this project), </text:span><text:span text:style-name="T9">document-id</text:span><text:span text:style-name="T11"> is the </text:span><text:span text:style-name="T13">external </text:span><text:span text:style-name="T14">ID for the retrieved document (here is a </text:span><text:a xlink:type="simple" xlink:href="http://www.ccs.neu.edu/home/jaa/IS4200.12S/projects/doclist.txt"><text:span text:style-name="T4">map</text:span></text:a><text:span text:style-name="T14"> between internal and external IDs , </text:span><text:span text:style-name="T10">rank</text:span><text:span text:style-name="T14"> is the position in the ranked list of this document (1 is the best; 1000 is the worst; do not include ties), and </text:span><text:span text:style-name="T10">score</text:span><text:span text:style-name="T14"> is the score that you system creates for that document against that query. Scores should descend while rank increases. "Q0" (Q zero) and "Exp" are constants that are used by some evaluation software. The overall file should be sorted by ascending </text:span><text:span text:style-name="T10">rank </text:span><text:span text:style-name="T14">(so descending </text:span><text:span text:style-name="T10">score</text:span><text:span text:style-name="T14">) within ascending </text:span><text:span text:style-name="T10">query-number</text:span><text:span text:style-name="T14"> (remember that the queries are not in </text:span><text:soft-page-break/><text:span text:style-name="T14">sorted order in the file).  There are four databases available, each corresponding to various combinations of stemming and/or stop wording. We suggest that you intially work with database d=3, corrsponding to an index created with stemming and stop wording. You may work with the other databases for additional credit; see below.  Run all five models against this database, creating five output files, each with approximately 25,000 lines of output (1,000 documents retrieved for each of 25 queries). In TREC parlance, each output file is referred to as a "run".  To evaluate a single run, you first need to download </text:span><text:a xlink:type="simple" xlink:href="http://www.ccs.neu.edu/home/jaa/IS4200.12S/projects/treceval/trec_eval1/trec_eval"><text:span text:style-name="T5">trec_eval</text:span></text:a><text:span text:style-name="T14"> (also see </text:span><text:a xlink:type="simple" xlink:href="http://www.ccs.neu.edu/home/jaa/IS4200.12S/projects/treceval/trec_eval_aprp"><text:span text:style-name="T4">trec_eval_aprp</text:span></text:a><text:span text:style-name="T14">) and a qrel file which contains relevance judgments. You will use two different qrel files:</text:span></text:p>
      <text:p text:style-name="P11"><text:span text:style-name="T14">the </text:span><text:a xlink:type="simple" xlink:href="http://www.ccs.neu.edu/home/jaa/IS4200.12S/projects/qrel_adhoc_51_100/qrels.adhoc.51-100.AP89"><text:span text:style-name="T4">NIST qrel_file</text:span></text:a><text:span text:style-name="T14">, as used in the TREC conference and</text:span></text:p>
      <text:p text:style-name="P11"><text:span text:style-name="T14">the </text:span><text:a xlink:type="simple" xlink:href="http://www.ccs.neu.edu/home/jaa/IS4200.12S/projects/qrel.irclass10X1"><text:span text:style-name="T4">IS4200/CS6200 qrel file</text:span></text:a><text:span text:style-name="T14">, as generated by former IS4200/CS6200 students.</text:span></text:p>
      <text:p text:style-name="P5">To perform an evaluation, run</text:p>
      <text:p text:style-name="P6">trec_eval [-q] qrel_file results_file</text:p>
      <text:p text:style-name="P5">The -q option shows a summary average evaluation across all queries, followed by individual evaluation results for each query ; without the -q option, you will see only the summary average. The trec_eval program provides a wealth of statistics about how well the uploaded file did for those queries, including average precision, precision at various recall cut-offs, and so on. You will need some of those statistics for this project's report, and you may find others useful. You should evaluate all five runs using both qrel files, for a total of 10 evaluations.  Using a simple tf-idf retrieval scheme, our baseline system achieves a mean average precision of approximately 0.2 using the TREC qrel file. If your system is dramatically under-performing that, you probably have a bug.</text:p>
      <text:p text:style-name="P9">What to hand in</text:p>
      <text:p text:style-name="P5">Provide a short description of what you did and some analysis of what you learned. This writeup should include at least the following information:</text:p>
      <text:p text:style-name="P13">Uninterpolated mean average precision numbers for all 10 evaluations (five <text:soft-page-break/>runs * two qrel files).</text:p>
      <text:p text:style-name="P13">Precision at 10 and 30 documents retrieved for all 10 evaluations.</text:p>
      <text:p text:style-name="P16">A comparative analysis of the evaluations obtained with the TREC qrel file and the IR class generated qrel file.</text:p>
      <text:p text:style-name="P5">Feel free to try other runs to better explore the issues, e.g., How does Okapi tf compare to raw tf or other tf formultions?; What about other kinds of smoothing (or smoothing parameters) for language modeling or other language modeling formulations besides query likelihood?; and so on. Also, you may wish try the other databases to see what effect (lack of) stemming and/or stop wording has on your results.   Hand in a printed copy of the report. The report should not be much longer than a dozen pages (if that long). In particular, do not include trec_eval output directly; instead, select the interesting information and put it in a nicely formatted table.</text:p>
      <text:p text:style-name="P5"/>
      <text:p text:style-name="P9">Grading</text:p>
      <text:p text:style-name="P5">This project is worth 250 points. To achieve 200 points, you should do the bare minimum described above. Additional points will be awarded (up to a maximum of 250) for additional analyses such as:</text:p>
      <text:p text:style-name="P13">Extra runs, particularly interesting runs that do more than vary parameters, get 15-20 points. The more the better, though a small number of really interesting runs will be worth more than a large number of nearly-identical runs. </text:p>
      <text:p text:style-name="P13">Graphs of the recall/precision numbers are worth up to 15 points since they take some time and present a much nicer illustration of the effectiveness, particularly when multiple plots are combined on one graph for comparison.</text:p>
      <text:p text:style-name="P16">Analysis beyond the minimum required could result in up to 25 points, though that would be an extreme. Good analysis looks at something that was intriguing and investigates it in more detail. It might require doing some additional runs (which would give points for extra runs, too!). Examples include looking at query-by-query performance to explore <text:soft-page-break/>what makes some queries fail, or playing with some query processing to get rid of stop structure ("documents will") or to otherwise process the queries. </text:p>
      <text:p text:style-name="P3"><text:span text:style-name="T14">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Roman" svg:font-family="Times-Roman" style:font-family-generic="roman"/>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text:style-name="RTF_5f_Num_20_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hweta Memane</meta:initial-creator>
    <meta:creation-date>2012-04-21T12:14:14</meta:creation-date>
    <meta:document-statistic meta:table-count="0" meta:image-count="0" meta:object-count="0" meta:page-count="8" meta:paragraph-count="51" meta:word-count="2349" meta:character-count="14159"/>
    <dc:date>2012-04-21T12:15:04</dc:date>
    <dc:creator>Shweta Memane</dc:creator>
    <meta:editing-duration>PT51S</meta:editing-duration>
    <meta:editing-cycles>1</meta:editing-cycles>
    <meta:generator>OpenOffice.org/3.3$Unix OpenOffice.org_project/330m17$Build-9551</meta:generator>
  </office:meta>
</office:document-meta>
</file>